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d4f8b" officeooo:paragraph-rsid="000d4f8b"/>
    </style:style>
    <style:style style:name="P2" style:family="paragraph" style:parent-style-name="Standard">
      <style:paragraph-properties fo:text-align="start" style:justify-single-word="false"/>
      <style:text-properties style:text-underline-style="none" officeooo:rsid="000d4f8b" officeooo:paragraph-rsid="000d4f8b"/>
    </style:style>
    <style:style style:name="P3" style:family="paragraph" style:parent-style-name="Standard">
      <style:paragraph-properties fo:text-align="start" style:justify-single-word="false"/>
      <style:text-properties style:text-underline-style="none" officeooo:rsid="000de43f" officeooo:paragraph-rsid="000de43f"/>
    </style:style>
    <style:style style:name="P4" style:family="paragraph" style:parent-style-name="Standard" style:list-style-name="L1">
      <style:paragraph-properties fo:text-align="start" style:justify-single-word="false"/>
      <style:text-properties style:text-underline-style="none" officeooo:rsid="000de43f" officeooo:paragraph-rsid="000de43f"/>
    </style:style>
    <style:style style:name="P5" style:family="paragraph" style:parent-style-name="Standard">
      <style:paragraph-properties fo:text-align="start" style:justify-single-word="false"/>
      <style:text-properties style:text-underline-style="none" officeooo:rsid="000f0b5e" officeooo:paragraph-rsid="000f0b5e"/>
    </style:style>
    <style:style style:name="P6" style:family="paragraph" style:parent-style-name="Standard">
      <style:paragraph-properties fo:text-align="start" style:justify-single-word="false"/>
      <style:text-properties style:text-underline-style="none" officeooo:rsid="0010688b" officeooo:paragraph-rsid="0010688b"/>
    </style:style>
    <style:style style:name="P7" style:family="paragraph" style:parent-style-name="Standard">
      <style:paragraph-properties fo:text-align="start" style:justify-single-word="false"/>
      <style:text-properties style:text-underline-style="none" officeooo:rsid="0010b76c" officeooo:paragraph-rsid="0010b76c"/>
    </style:style>
    <style:style style:name="P8" style:family="paragraph" style:parent-style-name="Standard">
      <style:paragraph-properties fo:text-align="start" style:justify-single-word="false"/>
      <style:text-properties style:text-underline-style="none" officeooo:rsid="0011370d" officeooo:paragraph-rsid="0011370d"/>
    </style:style>
    <style:style style:name="P9" style:family="paragraph" style:parent-style-name="Standard">
      <style:paragraph-properties fo:text-align="start" style:justify-single-word="false"/>
      <style:text-properties fo:font-style="normal" style:text-underline-style="none" fo:font-weight="normal" officeooo:rsid="0011370d" officeooo:paragraph-rsid="0011370d"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text-underline-style="none" officeooo:rsid="0010a622" officeooo:paragraph-rsid="0010a622"/>
    </style:style>
    <style:style style:name="P11" style:family="paragraph" style:parent-style-name="Standard">
      <style:paragraph-properties fo:text-align="start" style:justify-single-word="false"/>
      <style:text-properties style:text-underline-style="none" officeooo:rsid="0012b0df" officeooo:paragraph-rsid="0012b0df"/>
    </style:style>
    <style:style style:name="P12" style:family="paragraph" style:parent-style-name="Standard">
      <style:paragraph-properties fo:text-align="start" style:justify-single-word="false"/>
      <style:text-properties style:text-underline-style="none" officeooo:rsid="00142403" officeooo:paragraph-rsid="00142403"/>
    </style:style>
    <style:style style:name="P13" style:family="paragraph" style:parent-style-name="Standard">
      <style:paragraph-properties fo:text-align="start" style:justify-single-word="false"/>
      <style:text-properties fo:font-style="normal" style:text-underline-style="none" officeooo:rsid="001593ec" officeooo:paragraph-rsid="001593ec" style:font-style-asian="normal" style:font-style-complex="normal"/>
    </style:style>
    <style:style style:name="P14" style:family="paragraph">
      <style:paragraph-properties fo:text-align="center"/>
    </style:style>
    <style:style style:name="P15" style:family="paragraph">
      <loext:graphic-properties draw:fill="none" draw:fill-color="#ffffff"/>
    </style:style>
    <style:style style:name="P16" style:family="paragraph" style:parent-style-name="Standard">
      <style:paragraph-properties fo:text-align="start" style:justify-single-word="false"/>
      <style:text-properties fo:font-style="italic" style:text-underline-style="none" officeooo:rsid="001593ec" officeooo:paragraph-rsid="001593ec" style:font-style-asian="italic" style:font-style-complex="italic"/>
    </style:style>
    <style:style style:name="P17" style:family="paragraph" style:parent-style-name="Standard">
      <style:paragraph-properties fo:text-align="start" style:justify-single-word="false"/>
      <style:text-properties fo:font-style="normal" style:text-underline-style="none" officeooo:rsid="0015a8df" officeooo:paragraph-rsid="0015a8df" style:font-style-asian="normal" style:font-style-complex="normal"/>
    </style:style>
    <style:style style:name="P18" style:family="paragraph" style:parent-style-name="Standard">
      <style:paragraph-properties fo:text-align="start" style:justify-single-word="false"/>
      <style:text-properties fo:font-style="normal" style:text-underline-style="none" fo:font-weight="normal" officeooo:rsid="0016ac4f" officeooo:paragraph-rsid="0015a8df"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16ac4f" officeooo:paragraph-rsid="0016ac4f"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17efd2" officeooo:paragraph-rsid="0018448a"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8448a" officeooo:paragraph-rsid="0018448a"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19d867" officeooo:paragraph-rsid="0019d867"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1a5438" officeooo:paragraph-rsid="001a5438"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2b0df"/>
    </style:style>
    <style:style style:name="T3" style:family="text">
      <style:text-properties fo:font-style="italic" style:font-style-asian="italic" style:font-style-complex="italic"/>
    </style:style>
    <style:style style:name="T4" style:family="text">
      <style:text-properties officeooo:rsid="0016ac4f"/>
    </style:style>
    <style:style style:name="T5" style:family="text">
      <style:text-properties fo:font-weight="bold" officeooo:rsid="0016ac4f" style:font-weight-asian="bold" style:font-weight-complex="bold"/>
    </style:style>
    <style:style style:name="T6" style:family="text">
      <style:text-properties fo:font-style="italic" fo:font-weight="bold" officeooo:rsid="0016ac4f" style:font-style-asian="italic" style:font-weight-asian="bold" style:font-style-complex="italic" style:font-weight-complex="bold"/>
    </style:style>
    <style:style style:name="T7" style:family="text">
      <style:text-properties fo:font-weight="normal" officeooo:rsid="0016ac4f" style:font-weight-asian="normal" style:font-weight-complex="normal"/>
    </style:style>
    <style:style style:name="T8" style:family="text">
      <style:text-properties officeooo:rsid="0018448a"/>
    </style:style>
    <style:style style:name="T9" style:family="text">
      <style:text-properties officeooo:rsid="0019d867"/>
    </style:style>
    <style:style style:name="T10" style:family="text">
      <style:text-properties officeooo:rsid="001a5438"/>
    </style:style>
    <style:style style:name="T11" style:family="text">
      <style:text-properties officeooo:rsid="001adb73"/>
    </style:style>
    <style:style style:name="T12" style:family="text">
      <style:text-properties officeooo:rsid="001bd35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textarea-horizontal-align="justify" draw:textarea-vertical-align="middle" draw:auto-grow-height="false" fo:min-height="0.5307in" fo:min-width="0.5307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98in" fo:min-width="1.3228in"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6252in" fo:min-width="1.3126in"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609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354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40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aprogramacion</text:p>
      <text:p text:style-name="P2"/>
      <text:p text:style-name="P3">meta → algo que esta montado por el dominio y podemos inferir cosas a partir de ello. El conocimiento de este dominio nos permite hacer cosas</text:p>
      <text:p text:style-name="P3"/>
      <text:p text:style-name="P3">metaprogramacion → programa que tiene como dominio a otros programas</text:p>
      <text:list text:style-name="L1">
        <text:list-item>
          <text:p text:style-name="P4">Reflection/introspection → Capacidad de un programa de analizarse y poder hacer deducciones a partir de esto</text:p>
        </text:list-item>
        <text:list-item>
          <text:p text:style-name="P4">self-modification → capacidad de un programa de modificarse a si mismo.</text:p>
        </text:list-item>
        <text:list-item>
          <text:p text:style-name="P4">Intercession</text:p>
        </text:list-item>
      </text:list>
      <text:p text:style-name="P3"/>
      <text:p text:style-name="P5">Necesitamos varias capas de abstraccion sobre un programa. Cada capa tiene sus reglas. Si las modifico, estoy metaprogramando.</text:p>
      <text:p text:style-name="P5"/>
      <text:p text:style-name="P6">objeto.Class → me da la clase del objeto</text:p>
      <text:p text:style-name="P6">en ruby, las clases son objetos y por eso se permite el mensaje de recien. Pero, como el lenguaje es dinamico, esto cambia con el tiempo.</text:p>
      <text:p text:style-name="P6"/>
      <text:p text:style-name="P7">Objeto.instance_variable_set(:@variable, valor) → es una forma de modificar una variable con metaprogramacion pero sin usar el getter. Como? Con metaprogramacion! Esta variable puede no haber estado usada en ninguna apertura de la clase de la que es instancia el objeto. Puedo hacer esto mismo con un getter. Objeto.instance_variable_get(:@variable) . Hago un getter sin que exista un getter definido en la apertura de la clase. </text:p>
      <text:p text:style-name="P7"/>
      <text:p text:style-name="P8">Tambien puedo redefinir objetos de clase en su ultima apertura → esto implica <text:span text:style-name="T1">poder romper ruby</text:span></text:p>
      <text:p text:style-name="P9">Puedo redefinir Integer:</text:p>
      <text:p text:style-name="P9">class Integer </text:p>
      <text:p text:style-name="P9"><text:tab/>def + (otro)</text:p>
      <text:p text:style-name="P9"><text:tab/><text:tab/>42</text:p>
      <text:p text:style-name="P9"><text:tab/>end</text:p>
      <text:p text:style-name="P9">end</text:p>
      <text:p text:style-name="P9"/>
      <text:p text:style-name="P9">#ahora cada vez que haga una suma de enteros, el resultado es 42</text:p>
      <text:p text:style-name="P7"/>
      <text:p text:style-name="P8">Esto implica que puedo interactuar con variables de una clase que no existen, es decir, la metaprogramacion implica trabajar con programas que quizas aun no existen.</text:p>
      <text:p text:style-name="P10"/>
      <text:p text:style-name="P8">Tambien puedo ver que metodos tiene un objeto o clase: object.methods. <text:span text:style-name="T2">Sin embargo, no aparecen todos los metodos de la clase cuando hago esto.</text:span></text:p>
      <text:p text:style-name="P11">Si quiero saber que metodos entiende la clase, sin instanciar un objeto, no puedo hacer clase.methods porque son los mensajes que entiende la clase es decir, los metodos de clase. Para conocer los metodos de instancia, es decir las cosas que la calse le provee a sus instancias hago clase.instance_methods</text:p>
      <text:p text:style-name="P11"/>
      <text:p text:style-name="P11"/>
      <text:p text:style-name="P12">binding dinamico → el objeto no sabe que hace el metodo que hereda, solo lo va a buscar.</text:p>
      <text:p text:style-name="P12"/>
      <text:p text:style-name="P12"/>
      <text:p text:style-name="P12"><text:soft-page-break/>Method lookup → como hace el objeto para buscar los metodos que usa para los mensajes que recibe. Subo por la cadena de herencia hasta encontrar el metodo buscado. Si modifico un metodo de una superclase, a la instancia no le cambia porque solo estoy cambiando la clase y el objeto solo va a buscar el metodo.</text:p>
      <text:p text:style-name="P12"/>
      <text:p text:style-name="P12">Mandar mensaje a un objeto. Necesito conocer una referencia al objeto o un nombre y el mensaje que le quiero mandar. Pero el mensaje debe estar hardcodeado por que es propio el nombre de cada mensaje. </text:p>
      <text:p text:style-name="P12">En metaprogramacion, para mandar un mensaje hago objeto.Send(:mensaje). Este mensaje, es un string y puedo concatenarlo con otras cosas. Si le mando un mensaje que no tiene me tira el error <text:span text:style-name="T3">no method error.</text:span></text:p>
      <text:p text:style-name="P13">Si le mando un mensaje a un objeto cuya clase de la que hereda overridea un mensaje de la superclase de la que hereda, se queda con el metodo de la primer clase. Pero si quiero el metodo de la segunda clase. Ahora puedo acceder a ese metodo y tratarlo como un objeto si hago SegundaClase.instanceMethods(:nombreMetodo). Ahora puedo ejecutarlo sobre una instancia del objeto bypaseando o salteando el metodo que ejecutaria originalmente con nombreMetodo.bind(objeto).call(parametrosDeMetodo). El metodo bind me asocia el metodo que ahora es objeto con una instancia de la primer clase.</text:p>
      <text:p text:style-name="P13"><draw:custom-shape text:anchor-type="paragraph" draw:z-index="0" draw:name="Shape 1" draw:style-name="gr1" draw:text-style-name="P14" svg:width="0.7504in" svg:height="0.7504in" svg:x="0.9882in" svg:y="0.3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 2" draw:style-name="gr2" svg:width="1.3232in" svg:height="0.698in" svg:x="2.7071in" svg:y="0.4575in"><text:p/><draw:enhanced-geometry svg:viewBox="0 0 21600 21600" draw:type="rectangle" draw:enhanced-path="M 0 0 L 21600 0 21600 21600 0 21600 0 0 Z N"/></draw:custom-shape><draw:custom-shape text:anchor-type="paragraph" draw:z-index="2" draw:name="Shape 3" draw:style-name="gr3" svg:width="1.313in" svg:height="0.6252in" svg:x="5.0091in" svg:y="0.5201in"><text:p/><draw:enhanced-geometry svg:viewBox="0 0 21600 21600" draw:type="rectangle" draw:enhanced-path="M 0 0 L 21600 0 21600 21600 0 21600 0 0 Z N"/></draw:custom-shape><draw:frame text:anchor-type="paragraph" draw:z-index="3" draw:name="Text Frame 1" draw:style-name="gr4" draw:text-style-name="P15" svg:width="0.6358in" svg:height="0.6094in" svg:x="0.9882in" svg:y="0.6555in"><draw:text-box><text:p>instancia</text:p></draw:text-box></draw:frame><draw:frame text:anchor-type="paragraph" draw:z-index="4" draw:name="Text Frame 2" draw:style-name="gr5" draw:text-style-name="P15" svg:width="1.0941in" svg:height="0.3543in" svg:x="2.9362in" svg:y="0.6866in"><draw:text-box><text:p>Primer clase</text:p></draw:text-box></draw:frame><draw:frame text:anchor-type="paragraph" draw:z-index="5" draw:name="Text Frame 3" draw:style-name="gr6" draw:text-style-name="P15" svg:width="1.1878in" svg:height="0.4067in" svg:x="5.1339in" svg:y="0.739in"><draw:text-box><text:p>Segunda clase</text:p></draw:text-box></draw:frame><draw:line text:anchor-type="paragraph" draw:z-index="6" draw:name="Line 1" draw:style-name="gr7" draw:text-style-name="P14" svg:x1="1.7382in" svg:y1="0.6866in" svg:x2="2.7071in" svg:y2="0.7386in"><text:p/></draw:line><draw:line text:anchor-type="paragraph" draw:z-index="7" draw:name="Line 2" draw:style-name="gr7" draw:text-style-name="P14" svg:x1="4.0299in" svg:y1="0.7807in" svg:x2="5.0091in" svg:y2="0.8118in"><text:p/></draw:lin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6"/>
      <text:p text:style-name="P17">Pasar objetos o clases y metodos por parametro nos da mucha versatilidad a la hora de metraprogramar. Esto tambien me permite enviar mensajes para que ejecuten metodos objetos que no entienden determinados objetos si lo paso por parametro. <text:span text:style-name="T4">Sin embargo, el mensaje debe estar definido </text:span><text:span text:style-name="T5">en la misma </text:span><text:span text:style-name="T6">jerarquia</text:span><text:span text:style-name="T7">. </text:span></text:p>
      <text:p text:style-name="P18"/>
      <text:p text:style-name="P19">Como puedo definir metodos sin harcodear el nombre. Puedo hacer Clase.define_method(:nuevo_metodo) {“chau”}</text:p>
      <text:p text:style-name="P19"/>
      <text:p text:style-name="P19"/>
      <text:p text:style-name="P19"/>
      <text:p text:style-name="P20">Como en ruby todas las clases son objetos, deben poder entender mensajes y como tal, heredan de algun lado. <text:span text:style-name="T8">Esto significa, que para que funcione el methodLookup, todas las clases deben heredar de otra. Si hago que las clases se hereden a si mismas, la clase endenteria lo que entiende su instancia y no quiero esto. Pero de alguna forma hay que absorber esta recursividad con una superclase que se encargue de hacer que sus subclases hereden los mensajes como .new o .methods.</text:span></text:p>
      <text:p text:style-name="P20"/>
      <text:p text:style-name="P21">Existe una clase <text:span text:style-name="T3">Class </text:span>que le provee comportamiento a todas las clases que tambien abstrae metodos como .new y .methods. Sin embargo, Class debe heredar y/o ser instancia de otra clase. Entonces <text:span text:style-name="T3">Class</text:span> debe heredar <text:span text:style-name="T3">de si misma</text:span> porque no nos importa que se comporte como clase y objeto simultaneamente. <text:span text:style-name="T9">Sin embargo, Class sigue debiendo heredar de otra clase mas que le de comportamiento y esta es Module (esto no significa que la clase sea un mixin, sino que el mixin es un </text:span><text:soft-page-break/><text:span text:style-name="T9">elemento mas amplio que clase). Ahora como Module sigue siendo una clase, debe heredar de Class. Pero como dijimos que las clases son objetos en ruby, Module hereda de Object y por ende, Class tambien lo hace pero de forma indirecta.</text:span></text:p>
      <text:p text:style-name="P21"/>
      <text:p text:style-name="P22">Ahora, nos falta que Object herede de algun lado. Si hago que herede de si mismo, tengo un loop infinito de busqueda en el method lookup. <text:span text:style-name="T10">Esto no tiene por que ser malo, solo se rompe si mando mensajes que nadie entiende.</text:span></text:p>
      <text:p text:style-name="P22"/>
      <text:p text:style-name="P23">Otra alternativa seria que Object hererde de algo que no herede de nadie y absorba los errores. En el caso de ruby, Object hereda del objeto <text:span text:style-name="T3">nil</text:span> que hereda de NilClass que le da un comportamiento especifico a nil. Eventualmetne Nilclass llega a Object.</text:p>
      <text:p text:style-name="P23"/>
      <text:p text:style-name="P23">Ahora gracias a esto, las clases son objetos. <text:span text:style-name="T11">Pero que pasa si quiero ponerle comportamiento a un objeto solo sin poder definir objetos como tal. Por eso Ruby para todos los objetos tiene latente una construccion proveedora de comportamiento que luego hereda de donde sea que se instancie el objeto original. Esta construccion es una clase lazy llamada autoclase o singleton_class. </text:span><text:span text:style-name="T12">Esto me sirve para crear metodos estaticos de una clase. Como la clase es un objeto, con la singleton_class le creo un metodo nuevo. Las clases que hereden de la original no heredan este metodo nuevo porque pertenece a otra cla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2T08:52:38.767289827</meta:creation-date>
    <dc:date>2025-04-12T13:04:20.281381018</dc:date>
    <meta:editing-duration>PT3M11S</meta:editing-duration>
    <meta:editing-cycles>1</meta:editing-cycles>
    <meta:document-statistic meta:table-count="0" meta:image-count="0" meta:object-count="0" meta:page-count="3" meta:paragraph-count="34" meta:word-count="1017" meta:character-count="6168" meta:non-whitespace-character-count="5066"/>
    <meta:generator>LibreOffice/25.2.2.2$Linux_X86_64 LibreOffice_project/520$Build-2</meta:generator>
  </office:meta>
</office:document-meta>
</file>